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style:paragraph-properties fo:margin-left="0.318cm" fo:margin-right="0cm" fo:text-align="start" fo:text-indent="0cm"/>
    </style:style>
    <style:style style:name="P8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Liberation Sans Narrow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T7" style:family="text">
      <style:text-properties fo:color="#000000" style:font-name="Liberation Sans Narrow" fo:font-size="20pt" fo:text-shadow="none" fo:font-weight="normal" style:font-size-asian="20pt" style:font-weight-asian="normal" style:font-size-complex="20pt" style:font-weight-complex="normal"/>
    </style:style>
    <style:style style:name="T8" style:family="text">
      <style:text-properties fo:color="#ffffff" style:font-name="Segoe UI1" fo:font-size="16pt" fo:text-shadow="1pt 1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</text:span><text:span text:style-name="T2"> #533</text:span></text:p>
            <text:p text:style-name="P1"><text:span text:style-name="T3">“</text:span><text:span text:style-name="T3">Jesus Has Come and Brings Pleasur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908cm" svg:height="6.604cm" svg:x="1.016cm" svg:y="0.762cm">
          <draw:text-box>
            <text:p text:style-name="P1"><text:span text:style-name="T4">1. </text:span><text:span text:style-name="T5">Jesus has come and brings pleasure eternal,</text:span><text:span text:style-name="T5"><text:line-break/></text:span><text:span text:style-name="T5">Alpha, Omega, Beginning and End;</text:span><text:span text:style-name="T5"><text:line-break/></text:span><text:span text:style-name="T5">Godhead, humanity, union supernal,</text:span><text:span text:style-name="T5"><text:line-break/></text:span><text:span text:style-name="T5">O great Redeemer, You come as our frien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4.13cm" svg:height="5.334cm" svg:x="2.032cm" svg:y="0.762cm">
          <draw:text-box>
            <text:p text:style-name="P1"><text:span text:style-name="T5">Heaven and earth, </text:span></text:p>
            <text:p text:style-name="P1"><text:span text:style-name="T5">now proclaim this great wonder:</text:span><text:span text:style-name="T5"><text:line-break/></text:span><text:span text:style-name="T5">Jesus has come and brings pleasure eterna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5.4cm" svg:height="6.777cm" svg:x="1.117cm" svg:y="0.843cm">
          <draw:text-box>
            <text:p text:style-name="P1"><text:span text:style-name="T4">2.</text:span><text:span text:style-name="T5"> </text:span><text:span text:style-name="T5"><text:tab/></text:span><text:span text:style-name="T5">Jesus has come! Now see bonds rent asunder!</text:span><text:span text:style-name="T5"><text:line-break/></text:span><text:span text:style-name="T5">Fetters of death now dissolve, disappear.</text:span><text:span text:style-name="T5"><text:line-break/></text:span><text:span text:style-name="T5">See Him burst through with a voice as of thunder!</text:span><text:span text:style-name="T5"><text:line-break/></text:span><text:span text:style-name="T5">He sets us free from our guilt and our fea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5" draw:layer="layout" svg:width="25.4cm" svg:height="5.253cm" svg:x="1.117cm" svg:y="0.843cm">
          <draw:text-box>
            <text:p text:style-name="P1"><text:span text:style-name="T5">Lifts us from shame to the place of His honor.</text:span><text:span text:style-name="T5"><text:line-break/></text:span><text:span text:style-name="T5">Jesus has come!</text:span></text:p>
            <text:p text:style-name="P1"><text:span text:style-name="T5">Hear the roll of God’s thund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5.908cm" svg:height="6.604cm" svg:x="1.016cm" svg:y="0.762cm">
          <draw:text-box>
            <text:p text:style-name="P1"><text:span text:style-name="T4">3. </text:span><text:span text:style-name="T5">Jesus has come as the mighty Redeemer.</text:span><text:span text:style-name="T5"><text:line-break/></text:span><text:span text:style-name="T5">See now the threatening strong one disarmed!</text:span><text:span text:style-name="T5"><text:line-break/></text:span><text:span text:style-name="T5">Jesus breaks down all the walls of death’s fortress,</text:span><text:span text:style-name="T5"><text:line-break/></text:span><text:span text:style-name="T5">Brings forth the pris’ners triumphant, unharm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4" draw:layer="layout" svg:width="24.384cm" svg:height="5.08cm" svg:x="1.778cm" svg:y="0.762cm">
          <draw:text-box>
            <text:p text:style-name="P1"><text:span text:style-name="T5"><text:s/></text:span><text:span text:style-name="T5">Satan, you wicked one, own now your master!</text:span><text:span text:style-name="T5"><text:line-break/></text:span><text:span text:style-name="T5">Jesus has come! </text:span></text:p>
            <text:p text:style-name="P1"><text:span text:style-name="T5">He, the mighty Redeemer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8" draw:text-style-name="P6" draw:layer="layout" svg:width="24.892cm" svg:height="6.856cm" svg:x="1.524cm" svg:y="0.764cm">
          <draw:text-box>
            <text:p text:style-name="P1"><text:span text:style-name="T4">4. </text:span><text:span text:style-name="T5">Jesus has come as the King of all glory!</text:span><text:span text:style-name="T5"><text:line-break/></text:span><text:span text:style-name="T5">Heaven and earth, O declare His great pow’r,</text:span><text:span text:style-name="T5"><text:line-break/></text:span><text:span text:style-name="T5">Capturing hearts with the heavenly story;</text:span><text:span text:style-name="T5"><text:line-break/></text:span><text:span text:style-name="T5">Welcome Him now in this fast-fleeting hou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9" draw:text-style-name="P6" draw:layer="layout" svg:width="24.638cm" svg:height="11.059cm" svg:x="1.524cm" svg:y="0.762cm">
          <draw:text-box>
            <text:p text:style-name="P1"><text:span text:style-name="T5">Ponder His love! Take the crown He has for you!</text:span><text:span text:style-name="T5"><text:line-break/></text:span><text:span text:style-name="T5">Jesus has come!</text:span></text:p>
            <text:p text:style-name="P1"><text:span text:style-name="T5">He, the King of all glory!</text:span></text:p>
            <text:p text:style-name="P7"><text:span text:style-name="T6"><text:line-break/></text:span><text:span text:style-name="T6"/></text:p>
            <text:p text:style-name="P7"><text:span text:style-name="T7"/></text:p>
            <text:p text:style-name="P7"><text:span text:style-name="T7">© 1982 Concordia Publishing House. </text:span></text:p>
            <text:p text:style-name="P8"><text:span text:style-name="T7">Used by permission: LSB Hymn License </text:span></text:p>
            <text:p text:style-name="P8"><text:span text:style-name="T7">.NET, no. 100011038.</text:span></text:p>
            <text:p text:style-name="P8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14:43:21.032000000</meta:creation-date>
    <dc:title>Hymn template</dc:title>
    <meta:editing-duration>PT23M11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1-15T14:54:12.989000000</dc:date>
    <meta:document-statistic meta:object-count="156"/>
    <meta:template xlink:type="simple" xlink:actuate="onRequest" xlink:title="Hymn template" xlink:href="../../../../../AppData/Roaming/LibreOffice/4/user/template/Worship%20Templsates/Hymn%20template.otp" meta:date="2015-09-03T14:43:20.920000000"/>
  </office:meta>
</office:document-meta>
</file>